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officeooo:rsid="001998b9" officeooo:paragraph-rsid="00175d7c"/>
    </style:style>
    <style:style style:name="P2" style:family="paragraph" style:parent-style-name="Standard">
      <style:paragraph-properties fo:margin-left="0.4925in" fo:margin-right="0in" fo:text-align="start" style:justify-single-word="false" fo:text-indent="0in" style:auto-text-indent="false"/>
      <style:text-properties officeooo:rsid="0018394c" officeooo:paragraph-rsid="00175d7c"/>
    </style:style>
    <style:style style:name="P3" style:family="paragraph" style:parent-style-name="Standard">
      <style:paragraph-properties fo:margin-left="0in" fo:margin-right="0in" fo:text-align="start" style:justify-single-word="false" fo:text-indent="0in" style:auto-text-indent="false"/>
      <style:text-properties officeooo:rsid="0018394c" officeooo:paragraph-rsid="00175d7c"/>
    </style:style>
    <style:style style:name="P4" style:family="paragraph" style:parent-style-name="Standard">
      <style:text-properties officeooo:rsid="0018394c" officeooo:paragraph-rsid="00175d7c"/>
    </style:style>
    <style:style style:name="P5" style:family="paragraph" style:parent-style-name="Standard">
      <style:paragraph-properties fo:margin-left="0.4925in" fo:margin-right="0in" fo:text-indent="0in" style:auto-text-indent="false"/>
      <style:text-properties officeooo:rsid="0018394c" officeooo:paragraph-rsid="00175d7c"/>
    </style:style>
    <style:style style:name="T1" style:family="text">
      <style:text-properties fo:font-style="normal" style:font-style-asian="normal" style:font-style-complex="normal"/>
    </style:style>
    <style:style style:name="T2" style:family="text">
      <style:text-properties fo:font-style="normal" officeooo:rsid="001998b9" style:font-style-asian="normal" style:font-style-complex="normal"/>
    </style:style>
    <style:style style:name="T3" style:family="text">
      <style:text-properties fo:font-style="normal" officeooo:rsid="00175d7c"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1998b9" style:font-style-asian="italic" style:font-style-complex="italic"/>
    </style:style>
    <style:style style:name="T6" style:family="text">
      <style:text-properties style:text-position="super 58%"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I had an idea for a coded message system. It’s probably amateurish but it might be </text:span><text:span text:style-name="T3">cool</text:span><text:span text:style-name="T1">.</text:span></text:p>
      <text:p text:style-name="P4"><text:span text:style-name="T1"/></text:p>
      <text:p text:style-name="P4"><text:span text:style-name="T1">Letters will be represented by the number of syllables on any given line. The line </text:span><text:span text:style-name="T4">a lot</text:span><text:span text:style-name="T1"> has 2 syllables; therefore, it would be representative of the letter </text:span><text:span text:style-name="T4">B</text:span><text:span text:style-name="T1">. The line </text:span><text:span text:style-name="T4">what</text:span><text:span text:style-name="T1"> has 1 syllable and would represent the letter </text:span><text:span text:style-name="T4">A</text:span><text:span text:style-name="T1">. <text:s/>The line </text:span><text:span text:style-name="T4">penis culture</text:span><text:span text:style-name="T1"> has 4 syllables and would represent the letter </text:span><text:span text:style-name="T4">D</text:span><text:span text:style-name="T1">.</text:span></text:p>
      <text:p text:style-name="P4"><text:span text:style-name="T1"/></text:p>
      <text:p text:style-name="P4"><text:span text:style-name="T1">1:A, 2:B, 3:C, 4:D, 5:E, 6:F, 7:G, 8:H, 9:I, 10:J, 11:K, 12:L, 13:M, 14:N, 15:O, 16:P, 17:Q, 18:R, 19:S, 20:T, 21:U, 22:V, 23:W, 24:X, 25:Y, 26:Z.</text:span></text:p>
      <text:p text:style-name="P4"><text:span text:style-name="T1"/></text:p>
      <text:p text:style-name="P4"><text:span text:style-name="T1">The words can be anything, they don’t have to make sense; though, it would probably help if they did make some sense on their own to act as a red herring.</text:span></text:p>
      <text:p text:style-name="P4"><text:span text:style-name="T1"/></text:p>
      <text:p text:style-name="P4"><text:span text:style-name="T1">You could make up a story or message about something random in order to send a different message.</text:span></text:p>
      <text:p text:style-name="P4"><text:span text:style-name="T1"/></text:p>
      <text:p text:style-name="P4"><text:span text:style-name="T1">Take the following message:</text:span></text:p>
      <text:p text:style-name="P2"><text:span text:style-name="T1">There once was a man named Geigorgru.</text:span></text:p>
      <text:p text:style-name="P2"><text:span text:style-name="T1">Seven plus twenty-seven equals thirty four.</text:span></text:p>
      <text:p text:style-name="P2"><text:span text:style-name="T1">Steak is not the same as fish unless it is.</text:span></text:p>
      <text:p text:style-name="P2"><text:span text:style-name="T1">We don’t want your nasty little porcupine.</text:span></text:p>
      <text:p text:style-name="P2"><text:span text:style-name="T1">Eventually.</text:span></text:p>
      <text:p text:style-name="P2"><text:span text:style-name="T1">Something has got to give.</text:span></text:p>
      <text:p text:style-name="P2"><text:span text:style-name="T1">It takes courage to stand up to the green goblin once alone.</text:span></text:p>
      <text:p text:style-name="P2"><text:span text:style-name="T1">Not everyone can do what they want to do all of the time.</text:span></text:p>
      <text:p text:style-name="P2"><text:span text:style-name="T1">I know that sucks.</text:span></text:p>
      <text:p text:style-name="P2"><text:span text:style-name="T1"/></text:p>
      <text:p text:style-name="P4"><text:span text:style-name="T1">This would translate to </text:span><text:span text:style-name="T4">I like food</text:span><text:span text:style-name="T1"> if you count the number of syllables on each line and transpose that number onto the alphabet. In order of occurrence, the lines had 9, 12, 9, 11, 5, 6, 15, 15, and 4 syllables.</text:span></text:p>
      <text:p text:style-name="P4"><text:span text:style-name="T1"/></text:p>
      <text:p text:style-name="P4"><text:span text:style-name="T1">We could also prefix the message with something to let the recipient know if the mapping of syllables to letters was shifted.</text:span></text:p>
      <text:p text:style-name="P4"><text:span text:style-name="T1"/></text:p>
      <text:p text:style-name="P4"><text:span text:style-name="T1">Take the following message:</text:span></text:p>
      <text:p text:style-name="P5"><text:span text:style-name="T1">Monday, December 12, 2023</text:span></text:p>
      <text:p text:style-name="P5"><text:span text:style-name="T1"/></text:p>
      <text:p text:style-name="P2"><text:span text:style-name="T1">There once was a man named Geigorgru.</text:span></text:p>
      <text:p text:style-name="P2"><text:span text:style-name="T1">Seven plus twenty-seven equals thirty four.</text:span></text:p>
      <text:p text:style-name="P2"><text:span text:style-name="T1">Steak is not the same as fish unless it is.</text:span></text:p>
      <text:p text:style-name="P2"><text:span text:style-name="T1">We don’t want your nasty little porcupine.</text:span></text:p>
      <text:p text:style-name="P2"><text:span text:style-name="T1">Eventually.</text:span></text:p>
      <text:p text:style-name="P2"><text:span text:style-name="T1">Something has got to give.</text:span></text:p>
      <text:p text:style-name="P2"><text:span text:style-name="T1">It takes courage to stand up to the green goblin once alone.</text:span></text:p>
      <text:p text:style-name="P2"><text:span text:style-name="T1">Not everyone can do what they want to do all of the time.</text:span></text:p>
      <text:p text:style-name="P2"><text:span text:style-name="T1">I know that sucks.</text:span></text:p>
      <text:p text:style-name="P3"><text:soft-page-break/><text:span text:style-name="T1"/></text:p>
      <text:p text:style-name="P3"><text:span text:style-name="T1">This still translates to </text:span><text:span text:style-name="T5">ILIKEFOOD</text:span><text:span text:style-name="T1">, </text:span><text:span text:style-name="T2">because</text:span><text:span text:style-name="T1"> the date signifies that A:1, B:2, etc. December is the twelfth month, so we subtract 12, signifying the month, from the day of the 12</text:span><text:span text:style-name="T6">th</text:span><text:span text:style-name="T1"> </text:span><text:span text:style-name="T2">(</text:span><text:span text:style-name="T1">12 – 12 = 0</text:span><text:span text:style-name="T2">).</text:span><text:span text:style-name="T1"> </text:span><text:span text:style-name="T2">Because this equals 0</text:span><text:span text:style-name="T1"> there is no change to be made to the syllable count and letter transposing scheme.</text:span></text:p>
      <text:p text:style-name="P3"><text:span text:style-name="T1"/></text:p>
      <text:p text:style-name="P1"><text:span text:style-name="T1">If we had the following message:</text:span></text:p>
      <text:p text:style-name="P5"><text:span text:style-name="T2">Tuesday</text:span><text:span text:style-name="T1">, December 1</text:span><text:span text:style-name="T2">3</text:span><text:span text:style-name="T1">, 2023</text:span></text:p>
      <text:p text:style-name="P5"><text:span text:style-name="T1"/></text:p>
      <text:p text:style-name="P2"><text:span text:style-name="T1">There once was a man named Geigorgru.</text:span></text:p>
      <text:p text:style-name="P2"><text:span text:style-name="T1">Seven plus twenty-seven equals thirty four.</text:span></text:p>
      <text:p text:style-name="P2"><text:span text:style-name="T1">Steak is not the same as fish unless it is.</text:span></text:p>
      <text:p text:style-name="P2"><text:span text:style-name="T1">We don’t want your nasty little porcupine.</text:span></text:p>
      <text:p text:style-name="P2"><text:span text:style-name="T1">Eventually.</text:span></text:p>
      <text:p text:style-name="P2"><text:span text:style-name="T1">Something has got to give.</text:span></text:p>
      <text:p text:style-name="P2"><text:span text:style-name="T1">It takes courage to stand up to the green goblin once alone.</text:span></text:p>
      <text:p text:style-name="P2"><text:span text:style-name="T1">Not everyone can do what they want to do all of the time.</text:span></text:p>
      <text:p text:style-name="P2"><text:span text:style-name="T1">I know that sucks.</text:span></text:p>
      <text:p text:style-name="P3"><text:span text:style-name="T1"/></text:p>
      <text:p text:style-name="P1"><text:span text:style-name="T1">This would translate to </text:span><text:span text:style-name="T4">JMJLFGPPE</text:span><text:span text:style-name="T1">, which is nonsense because the translation cipher was shifted by +1; A:2, B:3, etc. December is the 12</text:span><text:span text:style-name="T6">th</text:span><text:span text:style-name="T1"> month and then we subtract the month from the day, which is 13, to get our shifted value of +1 (13 – 12 = 1).</text:span></text:p>
      <text:p text:style-name="P1"><text:span text:style-name="T1"/></text:p>
      <text:p text:style-name="P1"><text:span text:style-name="T1">This does allow some flexibility in communicating the transposition scheme as you can make any offset in a number of ways. You can also offset the transposition scheme to the left or right, right being the positive numbers and left being the negative numbers. As seen above, the default state is A:1, B:2, etc. But when the offset is +1 the state is now A:2, B:3, etc. If the offset were to be -2 then the state would be A:25, B:26, etc. You could communicate an offset of -2 with the following as the date: Wednesday, March 1, 1998. (1 – 3 = -2).</text:span></text:p>
      <text:p text:style-name="P1"><text:span text:style-name="T1"/></text:p>
      <text:p text:style-name="P1"><text:span text:style-name="T1">I’m not sure what to, if anything, with the day and year of each date. For now they can be whatev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1:02:57.875000000</meta:creation-date>
    <dc:title>1" Margins</dc:title>
    <meta:editing-duration>PT39S</meta:editing-duration>
    <meta:editing-cycles>2</meta:editing-cycles>
    <meta:generator>LibreOffice/7.5.1.2$Windows_X86_64 LibreOffice_project/fcbaee479e84c6cd81291587d2ee68cba099e129</meta:generator>
    <dc:date>2023-05-02T11:03:37.727000000</dc:date>
    <meta:document-statistic meta:table-count="0" meta:image-count="0" meta:object-count="0" meta:page-count="2" meta:paragraph-count="43" meta:word-count="652" meta:character-count="3462" meta:non-whitespace-character-count="2849"/>
    <meta:template xlink:type="simple" xlink:actuate="onRequest" xlink:title="1&quot; Margins" xlink:href="../../../../AppData/Roaming/LibreOffice/4/user/template/UserTemplate.ott" meta:date="2023-05-02T11:02:57.800000000"/>
  </office:meta>
</office:document-meta>
</file>